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0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1" style:family="paragraph" style:parent-style-name="Text_20_body">
      <style:text-properties fo:font-size="8pt" style:font-size-asian="8pt" style:font-size-complex="8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size-complex="10pt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language="en" fo:country="US" style:font-name-complex="Arial"/>
    </style:style>
    <style:style style:name="T34" style:family="text">
      <style:text-properties style:text-position="0% 100%" fo:font-style="italic" style:font-style-asian="italic" style:font-name-complex="Symbol" style:font-style-complex="italic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fo:font-size="6pt" style:font-size-asian="6pt" style:font-size-complex="6pt"/>
    </style:style>
    <style:style style:name="T4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4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4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$allSerial</text:span></text:p>
      <text:p text:style-name="P10"/>
      <text:p text:style-name="P3">Measurement limits: </text:p>
      <text:p text:style-name="Standard"><text:span text:style-name="T9">from 0.1 </text:span><text:span text:style-name="T28">µ</text:span><text:span text:style-name="T9">Sv/h to 10 mSv/h, </text:span></text:p>
      <text:p text:style-name="P4">from 0.1 cps to 10<text:span text:style-name="T19">4</text:span> cps</text:p>
      <text:p text:style-name="P7"/>
      <text:p text:style-name="P4"><text:span text:style-name="T37">Measurement error: </text:span><text:span text:style-name="T38">±</text:span><text:span text:style-name="T39">20</text:span> %</text:p>
      <text:p text:style-name="P16"/>
      <text:p text:style-name="P3">Operating conditions: </text:p>
      <text:p text:style-name="P42"><text:span text:style-name="T15">- Air temperature<text:tab/></text:span><text:span text:style-name="T29"><text:tab/><text:tab/><text:tab/><text:tab/>+</text:span><text:span text:style-name="T15">$temp</text:span><text:span text:style-name="T29"> °</text:span><text:span text:style-name="T15">C</text:span></text:p>
      <text:p text:style-name="P42"><text:span text:style-name="T15">- Atmospheric pressure<text:tab/></text:span><text:span text:style-name="T15"><text:tab/><text:tab/><text:tab/>98,5 kPa</text:span></text:p>
      <text:p text:style-name="P42"><text:span text:style-name="T15">- Relative humidity<text:tab/><text:tab/></text:span><text:span text:style-name="T15"><text:tab/><text:tab/>$vlag %</text:span></text:p>
      <text:p text:style-name="P43">- Gamma radiation background<text:tab/><text:tab/><text:tab/>$bground <text:s/>nSv/h</text:p>
      <text:p text:style-name="Standard"><text:span text:style-name="Знак_20_примечания"><text:span text:style-name="T40"/></text:span></text:p>
      <text:p text:style-name="P33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20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</text:span><text:span text:style-name="T26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2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3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7">Relative gamma radiation <text:s/>measurement</text:span> <text:span text:style-name="T13">error</text:span><text:span text:style-name="T5">, </text:span><text:span text:style-name="T27">θ</text:span><text:span text:style-name="T25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5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19"><text:span text:style-name="T13">Limits of intrinsic relative error</text:span>, 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1.D3" table:number-columns-spanned="3" office:value-type="string">
            <text:p text:style-name="P27"><text:span text:style-name="T13">Measured value</text:span> <text:span text:style-name="T22">Ḣ</text:span><text:span text:style-name="T21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2">H</text:span><text:span text:style-name="T23">1</text:span></text:p>
          </table:table-cell>
          <table:table-cell table:style-name="t1.D3" office:value-type="string">
            <text:p text:style-name="P27"><text:span text:style-name="T14">H</text:span><text:span text:style-name="T23">2</text:span></text:p>
          </table:table-cell>
          <table:table-cell table:style-name="t1.D3" office:value-type="string">
            <text:p text:style-name="P2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3">±<text:span text:style-name="T26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P40"/>
      <text:p text:style-name="P40"/>
      <text:p text:style-name="P5">Beta radiation, Sr-90+Y-90, area source 160 mm<text:span text:style-name="T20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0</text:span><text:span text:style-name="T26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6"><text:span text:style-name="T33">Conventionally true value of external solid angle radiation 2</text:span><text:span text:style-name="T41">π</text:span><text:span text:style-name="T42">av</text:span><text:span text:style-name="T33">, cps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28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3"><text:span text:style-name="T17">Relative <text:s/>measure-ment</text:span> <text:span text:style-name="T13">error</text:span></text:p>
            <text:p text:style-name="P23"><text:span text:style-name="T27">θ</text:span><text:span text:style-name="T25">пр</text:span><text:span text:style-name="T24">i</text:span><text:span text:style-name="T26">,</text:span> %</text:p>
          </table:table-cell>
          <table:table-cell table:style-name="b1.B2" table:number-rows-spanned="3" office:value-type="string">
            <text:p text:style-name="P25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19"><text:span text:style-name="T13">Limits of intrinsic relative error</text:span>, % </text:p>
            <text:p text:style-name="P20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<text:span text:style-name="T13">Measured valu</text:span><text:span text:style-name="T30">e</text:span><text:span text:style-name="T32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8"><text:span text:style-name="T13">Average value</text:span>, <text:span text:style-name="T32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4">cps</text:span><text:span text:style-name="T23">1</text:span></text:p>
          </table:table-cell>
          <table:table-cell table:style-name="b1.C4" office:value-type="string">
            <text:p text:style-name="P38"><text:span text:style-name="T32">cps</text:span><text:span text:style-name="T23">2</text:span></text:p>
          </table:table-cell>
          <table:table-cell table:style-name="b1.C4" office:value-type="string">
            <text:p text:style-name="P38"><text:span text:style-name="T32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Calibrated by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29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5:50.12</dc:date>
    <meta:print-date>2019-04-03T15:18:00</meta:print-date>
    <meta:editing-cycles>173</meta:editing-cycles>
    <meta:editing-duration>PT12H21M37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0" meta:character-count="1796"/>
  </office:meta>
</office:document-meta>
</file>